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e978a"/>
    </style:style>
    <style:style style:name="T1" style:family="text">
      <style:text-properties officeooo:rsid="000e97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) Файлы плохо структурированы.</text:span></text:p>
      <text:p text:style-name="P1"><text:span text:style-name="T1">2) Код плохо прокомментирован.</text:span></text:p>
      <text:p text:style-name="P1"><text:span text:style-name="T1">3) Не везде соблюдается один и тот же стиль оформления.</text:span></text:p>
      <text:p text:style-name="P1"><text:span text:style-name="T1">4) Глобальные переменные отсутствуют.</text:span></text:p>
      <text:p text:style-name="P1"><text:span text:style-name="T1">5) Понимание кода затруднено отсутствием комментариев.</text:span></text:p>
      <text:p text:style-name="P1"><text:span text:style-name="T1">6) Присутствуют очень объемные методы ( в city.cpp )</text:span></text:p>
      <text:p text:style-name="P1"><text:span text:style-name="T1">7) Инкапсуляция не нарушена (обращение к свойствам класса осуществляется через set и get)</text:span></text:p>
      <text:p text:style-name="P1"><text:span text:style-name="T1">8) Класс global нигде не используется.</text:span></text:p>
      <text:p text:style-name="P1"><text:span text:style-name="T1">9) Диаграммы соответствуют реальному коду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 </meta:initial-creator>
    <meta:creation-date>2013-10-03T01:15:21</meta:creation-date>
    <dc:date>2013-10-03T01:41:15</dc:date>
    <dc:creator>Anton </dc:creator>
    <meta:editing-duration>P0D</meta:editing-duration>
    <meta:editing-cycles>1</meta:editing-cycles>
    <meta:document-statistic meta:table-count="0" meta:image-count="0" meta:object-count="0" meta:page-count="1" meta:paragraph-count="9" meta:word-count="61" meta:character-count="428" meta:non-whitespace-character-count="376"/>
    <meta:generator>LibreOffice/4.0.2.2$Linux_X86_64 LibreOffice_project/400m0$Build-2</meta:generator>
  </office:meta>
</office:document-meta>
</file>